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enlo" svg:font-family="Menlo"/>
    <style:font-face style:name="F" svg:font-family="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79cm"/>
    </style:style>
    <style:style style:name="co2" style:family="table-column">
      <style:table-column-properties fo:break-before="auto" style:column-width="3.918cm"/>
    </style:style>
    <style:style style:name="co3" style:family="table-column">
      <style:table-column-properties fo:break-before="auto" style:column-width="23.513cm"/>
    </style:style>
    <style:style style:name="co4" style:family="table-column">
      <style:table-column-properties fo:break-before="auto" style:column-width="6.202cm"/>
    </style:style>
    <style:style style:name="co5" style:family="table-column">
      <style:table-column-properties fo:break-before="auto" style:column-width="1.827cm"/>
    </style:style>
    <style:style style:name="co6" style:family="table-column">
      <style:table-column-properties fo:break-before="auto" style:column-width="2.715cm"/>
    </style:style>
    <style:style style:name="co7" style:family="table-column">
      <style:table-column-properties fo:break-before="auto" style:column-width="0.926cm"/>
    </style:style>
    <style:style style:name="co8" style:family="table-column">
      <style:table-column-properties fo:break-before="auto" style:column-width="1.171cm"/>
    </style:style>
    <style:style style:name="co9" style:family="table-column">
      <style:table-column-properties fo:break-before="auto" style:column-width="1.542cm"/>
    </style:style>
    <style:style style:name="co10" style:family="table-column">
      <style:table-column-properties fo:break-before="auto" style:column-width="1.697cm"/>
    </style:style>
    <style:style style:name="co11" style:family="table-column">
      <style:table-column-properties fo:break-before="auto" style:column-width="3.064cm"/>
    </style:style>
    <style:style style:name="co12" style:family="table-column">
      <style:table-column-properties fo:break-before="auto" style:column-width="2.757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2.812cm"/>
    </style:style>
    <style:style style:name="co15" style:family="table-column">
      <style:table-column-properties fo:break-before="auto" style:column-width="2.923cm"/>
    </style:style>
    <style:style style:name="co16" style:family="table-column">
      <style:table-column-properties fo:break-before="auto" style:column-width="15.74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3.286cm" fo:break-before="auto" style:use-optimal-row-height="true"/>
    </style:style>
    <style:style style:name="ro3" style:family="table-row">
      <style:table-row-properties style:row-height="1.302cm" fo:break-before="auto" style:use-optimal-row-height="true"/>
    </style:style>
    <style:style style:name="ro4" style:family="table-row">
      <style:table-row-properties style:row-height="1.746cm" fo:break-before="auto" style:use-optimal-row-height="false"/>
    </style:style>
    <style:style style:name="ro5" style:family="table-row">
      <style:table-row-properties style:row-height="1.773cm" fo:break-before="auto" style:use-optimal-row-height="false"/>
    </style:style>
    <style:style style:name="ro6" style:family="table-row">
      <style:table-row-properties style:row-height="1.561cm" fo:break-before="auto" style:use-optimal-row-height="false"/>
    </style:style>
    <style:style style:name="ro7" style:family="table-row">
      <style:table-row-properties style:row-height="4.369cm" fo:break-before="auto" style:use-optimal-row-height="true"/>
    </style:style>
    <style:style style:name="ro8" style:family="table-row">
      <style:table-row-properties style:row-height="0.859cm" fo:break-before="auto" style:use-optimal-row-height="true"/>
    </style:style>
    <style:style style:name="ro9" style:family="table-row">
      <style:table-row-properties style:row-height="0.43cm" fo:break-before="auto" style:use-optimal-row-height="true"/>
    </style:style>
    <style:style style:name="ro10" style:family="table-row">
      <style:table-row-properties style:row-height="0.515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text-style style:name="N5100" number:language="ru" number:country="RU">
      <number:text-content/>
    </number:text-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3" style:family="table-cell" style:parent-style-name="Excel_20_Built-in_20_Normal" style:data-style-name="N5100">
      <style:table-cell-properties style:diagonal-bl-tr="none" style:diagonal-tl-br="none" fo:border="0.035cm solid #000000" style:rotation-align="none"/>
    </style:style>
    <style:style style:name="ce4" style:family="table-cell" style:parent-style-name="Excel_20_Built-in_20_Normal" style:data-style-name="N5100"/>
    <style:style style:name="ce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7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0.035cm solid #000000"/>
    </style:style>
    <style:style style:name="ce11" style:family="table-cell" style:parent-style-name="Excel_20_Built-in_20_Normal" style:data-style-name="N5100">
      <style:table-cell-properties fo:border-bottom="0.035cm solid #000000" style:diagonal-bl-tr="none" style:diagonal-tl-br="none" fo:border-left="0.035cm solid #000000" fo:border-right="none" style:rotation-align="none" fo:border-top="0.035cm solid #000000"/>
    </style:style>
    <style:style style:name="ce12" style:family="table-cell" style:parent-style-name="Excel_20_Built-in_20_Normal">
      <style:table-cell-properties fo:border-bottom="0.035cm solid #000000" style:diagonal-bl-tr="none" style:diagonal-tl-br="0.035cm solid #000000" style:text-align-source="fix" style:repeat-content="false" fo:wrap-option="wrap" fo:border-left="0.035cm solid #000000" style:direction="ltr" fo:border-right="0.141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141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14" style:family="table-cell" style:parent-style-name="Excel_20_Built-in_20_Normal" style:data-style-name="N5000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141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1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141cm solid #000000" style:direction="ltr" fo:border-right="0.141cm solid #000000" style:rotation-angle="0" style:rotation-align="none" style:shrink-to-fit="false" fo:border-top="0.141cm solid #000000" style:vertical-align="bottom"/>
      <style:paragraph-properties fo:text-align="center" fo:margin-left="0cm" style:writing-mode="page"/>
    </style:style>
    <style:style style:name="ce1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141cm solid #000000" style:direction="ltr" fo:border-right="0.035cm solid #000000" style:rotation-angle="90" style:rotation-align="bottom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Excel_20_Built-in_20_Normal">
      <style:table-cell-properties fo:border-bottom="0.035cm solid #000000" style:diagonal-bl-tr="none" style:diagonal-tl-br="none" fo:border-left="0.141cm solid #000000" fo:border-right="0.035cm solid #000000" style:rotation-align="none" fo:border-top="0.035cm solid #000000"/>
    </style:style>
    <style:style style:name="ce18" style:family="table-cell" style:parent-style-name="Excel_20_Built-in_20_Normal">
      <style:table-cell-properties fo:border-bottom="0.035cm solid #000000" style:diagonal-bl-tr="none" style:diagonal-tl-br="none" fo:background-color="transparent" fo:border-left="0.141cm solid #000000" fo:border-right="0.035cm solid #000000" style:rotation-align="none" fo:border-top="0.035cm solid #000000"/>
    </style:style>
    <style:style style:name="ce19" style:family="table-cell" style:parent-style-name="Excel_20_Built-in_20_Normal" style:data-style-name="N5100">
      <style:table-cell-properties fo:border-bottom="0.035cm solid #000000" style:diagonal-bl-tr="none" style:diagonal-tl-br="none" fo:background-color="transparent" fo:border-left="0.141cm solid #000000" fo:border-right="0.035cm solid #000000" style:rotation-align="none" fo:border-top="0.035cm solid #000000"/>
    </style:style>
    <style:style style:name="ce20" style:family="table-cell" style:parent-style-name="Excel_20_Built-in_20_Normal" style:data-style-name="N5100">
      <style:table-cell-properties fo:border-bottom="0.141cm solid #000000" style:diagonal-bl-tr="none" style:diagonal-tl-br="none" fo:background-color="transparent" fo:border-left="0.141cm solid #000000" fo:border-right="0.035cm solid #000000" style:rotation-align="none" fo:border-top="0.035cm solid #000000"/>
    </style:style>
    <style:style style:name="ce2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141cm solid #000000" style:vertical-align="bottom"/>
      <style:paragraph-properties fo:text-align="center" fo:margin-left="0cm" style:writing-mode="page"/>
    </style:style>
    <style:style style:name="ce22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90" style:rotation-align="bottom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Excel_20_Built-in_20_Normal">
      <style:table-cell-properties style:diagonal-bl-tr="none" style:diagonal-tl-br="none" fo:background-color="transparent" fo:border="0.035cm solid #000000" style:rotation-align="none"/>
    </style:style>
    <style:style style:name="ce24" style:family="table-cell" style:parent-style-name="Excel_20_Built-in_20_Normal" style:data-style-name="N5100">
      <style:table-cell-properties style:diagonal-bl-tr="none" style:diagonal-tl-br="none" fo:background-color="transparent" fo:border="0.035cm solid #000000" style:rotation-align="none"/>
    </style:style>
    <style:style style:name="ce25" style:family="table-cell" style:parent-style-name="Excel_20_Built-in_20_Normal" style:data-style-name="N5100">
      <style:table-cell-properties fo:border-bottom="0.141cm solid #000000" style:diagonal-bl-tr="none" style:diagonal-tl-br="none" fo:background-color="transparent" fo:border-left="0.035cm solid #000000" fo:border-right="0.035cm solid #000000" style:rotation-align="none" fo:border-top="0.035cm solid #000000"/>
    </style:style>
    <style:style style:name="ce2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90" style:rotation-align="bottom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Excel_20_Built-in_20_Normal">
      <style:table-cell-properties fo:border-bottom="0.035cm solid #000000" style:diagonal-bl-tr="none" style:diagonal-tl-br="none" fo:background-color="transparent" fo:border-left="0.035cm solid #000000" fo:border-right="none" style:rotation-align="none" fo:border-top="0.035cm solid #000000"/>
    </style:style>
    <style:style style:name="ce28" style:family="table-cell" style:parent-style-name="Excel_20_Built-in_20_Normal" style:data-style-name="N5100">
      <style:table-cell-properties fo:border-bottom="0.035cm solid #000000" style:diagonal-bl-tr="none" style:diagonal-tl-br="none" fo:background-color="transparent" fo:border-left="0.035cm solid #000000" fo:border-right="none" style:rotation-align="none" fo:border-top="0.035cm solid #000000"/>
    </style:style>
    <style:style style:name="ce29" style:family="table-cell" style:parent-style-name="Excel_20_Built-in_20_Normal" style:data-style-name="N5100">
      <style:table-cell-properties fo:border-bottom="0.141cm solid #000000" style:diagonal-bl-tr="none" style:diagonal-tl-br="none" fo:background-color="transparent" fo:border-left="0.035cm solid #000000" fo:border-right="none" style:rotation-align="none" fo:border-top="0.035cm solid #000000"/>
    </style:style>
    <style:style style:name="ce3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141cm solid #000000" style:rotation-angle="0" style:rotation-align="none" style:shrink-to-fit="false" fo:border-top="0.141cm solid #000000" style:vertical-align="bottom"/>
      <style:paragraph-properties fo:text-align="center" fo:margin-left="0cm" style:writing-mode="page"/>
    </style:style>
    <style:style style:name="ce3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141cm solid #000000" style:rotation-angle="90" style:rotation-align="bottom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Excel_20_Built-in_20_Normal">
      <style:table-cell-properties fo:border-bottom="0.035cm solid #000000" style:diagonal-bl-tr="none" style:diagonal-tl-br="none" fo:border-left="0.035cm solid #000000" fo:border-right="0.141cm solid #000000" style:rotation-align="none" fo:border-top="0.035cm solid #000000"/>
    </style:style>
    <style:style style:name="ce33" style:family="table-cell" style:parent-style-name="Excel_20_Built-in_20_Normal">
      <style:table-cell-properties fo:border-bottom="0.035cm solid #000000" style:diagonal-bl-tr="none" style:diagonal-tl-br="none" fo:background-color="transparent" fo:border-left="0.035cm solid #000000" fo:border-right="0.141cm solid #000000" style:rotation-align="none" fo:border-top="0.035cm solid #000000"/>
    </style:style>
    <style:style style:name="ce34" style:family="table-cell" style:parent-style-name="Excel_20_Built-in_20_Normal" style:data-style-name="N5100">
      <style:table-cell-properties fo:border-bottom="0.035cm solid #000000" style:diagonal-bl-tr="none" style:diagonal-tl-br="none" fo:background-color="transparent" fo:border-left="0.035cm solid #000000" fo:border-right="0.141cm solid #000000" style:rotation-align="none" fo:border-top="0.035cm solid #000000"/>
    </style:style>
    <style:style style:name="ce35" style:family="table-cell" style:parent-style-name="Excel_20_Built-in_20_Normal" style:data-style-name="N5100">
      <style:table-cell-properties fo:border-bottom="0.141cm solid #000000" style:diagonal-bl-tr="none" style:diagonal-tl-br="none" fo:background-color="transparent" fo:border-left="0.035cm solid #000000" fo:border-right="0.141cm solid #000000" style:rotation-align="none" fo:border-top="0.035cm solid #000000"/>
    </style:style>
    <style:style style:name="ce36" style:family="table-cell" style:parent-style-name="Excel_20_Built-in_20_Normal" style:data-style-name="N5100">
      <style:table-cell-properties fo:border-bottom="0.141cm solid #000000" style:diagonal-bl-tr="none" style:diagonal-tl-br="none" fo:border-left="0.035cm solid #000000" fo:border-right="0.035cm solid #000000" style:rotation-align="none" fo:border-top="0.035cm solid #000000"/>
    </style:style>
    <style:style style:name="ce37" style:family="table-cell" style:parent-style-name="Excel_20_Built-in_20_Normal" style:data-style-name="N5100">
      <style:table-cell-properties fo:border-bottom="0.035cm solid #000000" style:diagonal-bl-tr="none" style:diagonal-tl-br="none" fo:border-left="0.035cm solid #000000" fo:border-right="0.141cm solid #000000" style:rotation-align="none" fo:border-top="0.035cm solid #000000"/>
    </style:style>
    <style:style style:name="ce38" style:family="table-cell" style:parent-style-name="Excel_20_Built-in_20_Normal" style:data-style-name="N5100">
      <style:table-cell-properties fo:border-bottom="0.141cm solid #000000" style:diagonal-bl-tr="none" style:diagonal-tl-br="none" fo:border-left="0.035cm solid #000000" fo:border-right="0.141cm solid #000000" style:rotation-align="none" fo:border-top="0.035cm solid #000000"/>
    </style:style>
    <style:style style:name="ce39" style:family="table-cell" style:parent-style-name="Excel_20_Built-in_20_Normal" style:data-style-name="N5100">
      <style:table-cell-properties fo:border-bottom="0.035cm solid #000000" style:diagonal-bl-tr="none" style:diagonal-tl-br="none" fo:border-left="0.141cm solid #000000" fo:border-right="0.035cm solid #000000" style:rotation-align="none" fo:border-top="0.035cm solid #000000"/>
    </style:style>
    <style:style style:name="ce40" style:family="table-cell" style:parent-style-name="Excel_20_Built-in_20_Normal" style:data-style-name="N5100">
      <style:table-cell-properties fo:border-bottom="0.141cm solid #000000" style:diagonal-bl-tr="none" style:diagonal-tl-br="none" fo:border-left="0.141cm solid #000000" fo:border-right="0.035cm solid #000000" style:rotation-align="none" fo:border-top="0.035cm solid #000000"/>
    </style:style>
    <style:style style:name="ce4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90" style:rotation-align="bottom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0.035cm solid #000000"/>
    </style:style>
    <style:style style:name="ce43" style:family="table-cell" style:parent-style-name="Excel_20_Built-in_20_Normal" style:data-style-name="N5100">
      <style:table-cell-properties fo:border-bottom="0.035cm solid #000000" style:diagonal-bl-tr="none" style:diagonal-tl-br="none" fo:border-left="none" fo:border-right="0.035cm solid #000000" style:rotation-align="none" fo:border-top="0.035cm solid #000000"/>
    </style:style>
    <style:style style:name="ce44" style:family="table-cell" style:parent-style-name="Excel_20_Built-in_20_Normal" style:data-style-name="N5100">
      <style:table-cell-properties fo:border-bottom="0.141cm solid #000000" style:diagonal-bl-tr="none" style:diagonal-tl-br="none" fo:border-left="none" fo:border-right="0.035cm solid #000000" style:rotation-align="none" fo:border-top="0.035cm solid #000000"/>
    </style:style>
    <style:style style:name="ce4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141cm solid #000000" style:rotation-angle="90" style:rotation-align="bottom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Excel_20_Built-in_20_Normal">
      <style:table-cell-properties fo:border-bottom="0.035cm solid #000000" style:diagonal-bl-tr="none" style:diagonal-tl-br="none" fo:border-left="none" fo:border-right="0.141cm solid #000000" style:rotation-align="none" fo:border-top="0.035cm solid #000000"/>
    </style:style>
    <style:style style:name="ce47" style:family="table-cell" style:parent-style-name="Excel_20_Built-in_20_Normal" style:data-style-name="N5100">
      <style:table-cell-properties fo:border-bottom="0.035cm solid #000000" style:diagonal-bl-tr="none" style:diagonal-tl-br="none" fo:border-left="none" fo:border-right="0.141cm solid #000000" style:rotation-align="none" fo:border-top="0.035cm solid #000000"/>
    </style:style>
    <style:style style:name="ce48" style:family="table-cell" style:parent-style-name="Excel_20_Built-in_20_Normal" style:data-style-name="N5100">
      <style:table-cell-properties fo:border-bottom="0.141cm solid #000000" style:diagonal-bl-tr="none" style:diagonal-tl-br="none" fo:border-left="none" fo:border-right="0.141cm solid #000000" style:rotation-align="none" fo:border-top="0.035cm solid #000000"/>
    </style:style>
    <style:style style:name="ce49" style:family="table-cell" style:parent-style-name="Default">
      <style:table-cell-properties style:text-align-source="fix" style:repeat-content="false" fo:wrap-option="wrap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ffff00"/>
    </style:style>
    <style:style style:name="ce51" style:family="table-cell" style:parent-style-name="Default">
      <style:text-properties style:text-outline="false" style:text-line-through-style="none" style:font-name="Menlo" fo:font-size="12pt" fo:language="en" fo:country="US" fo:text-shadow="none" style:text-underline-style="none" style:text-underline-mode="continuous" style:text-overline-mode="continuous" style:text-line-through-mode="continuous" style:font-name-asian="Menlo" style:font-size-asian="12pt" style:language-asian="en" style:country-asian="US" style:font-name-complex="Menlo" style:font-size-complex="6.80000019073486pt" style:language-complex="en" style:country-complex="US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 fo:wrap-option="wrap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Лист1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ce5"/>
        <table:table-column table:style-name="co4" table:default-cell-style-name="Excel_20_Built-in_20_Normal"/>
        <table:table-column table:style-name="co5" table:number-columns-repeated="1020" table:default-cell-style-name="Excel_20_Built-in_20_Normal"/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Сообщение</text:p>
          </table:table-cell>
          <table:table-cell table:style-name="ce1" office:value-type="string">
            <text:p>Эффективная температура (с учетом влажности и ветра), градусы цельсия</text:p>
          </table:table-cell>
          <table:table-cell table:style-name="ce1" office:value-type="string">
            <text:p>Рекомендации</text:p>
          </table:table-cell>
          <table:table-cell table:style-name="ce1" office:value-type="string">
            <text:p>Дополнение к рекомендации</text:p>
          </table:table-cell>
          <table:table-cell table:style-name="ce7" table:number-columns-repeated="1020"/>
        </table:table-row>
        <table:table-row table:style-name="ro3">
          <table:table-cell table:style-name="ce2" office:value-type="string">
            <text:p>жарко</text:p>
          </table:table-cell>
          <table:table-cell table:style-name="ce2" office:value-type="string">
            <text:p>&gt;30</text:p>
          </table:table-cell>
          <table:table-cell table:style-name="ce6" office:value-type="string">
            <text:p>М - рубашка с коротким рукавом/футболка + легкие брюки/шорты + сандалии/шлепки.</text:p>
            <text:p>Ж - легкое платье/юбка + блуза с коротким рукавом/футболка + шорты + босоножки/балетки/шлепки.</text:p>
            <text:p>Если пол не выбран - рубашка с коротким рукавом/футболка/блуза + легкие брюки/шорты/юбка + сандалии/шлепки.</text:p>
          </table:table-cell>
          <table:table-cell table:style-name="ce6" office:value-type="string">
            <text:p>Если дождь: Возьми зонт!</text:p>
            <text:p>Иначе: солнечные очки, шляпу</text:p>
          </table:table-cell>
          <table:table-cell table:style-name="ce7" table:number-columns-repeated="1020"/>
        </table:table-row>
        <table:table-row table:style-name="ro3">
          <table:table-cell table:style-name="ce2" office:value-type="string">
            <text:p>тепло</text:p>
          </table:table-cell>
          <table:table-cell table:style-name="ce2" office:value-type="string">
            <text:p>16...20</text:p>
          </table:table-cell>
          <table:table-cell table:style-name="ce6" office:value-type="string">
            <text:p>М - рубашка + кофта/пиджак + брюки/джинсы + ботинки.</text:p>
            <text:p>Ж - платье/юбка, блуза + пиджак + туфли.</text:p>
            <text:p>Если пол не выбран - рубашка/блуза + брюки/юбка/платье + туфли/ботинки.</text:p>
          </table:table-cell>
          <table:table-cell table:style-name="ce6" office:value-type="string">
            <text:p>Если дождь: Возьми зонт!</text:p>
            <text:p>Иначе: солнечные очки, шляпу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Прохладно</text:p>
          </table:table-cell>
          <table:table-cell table:style-name="ce2" office:value-type="string">
            <text:p>10...15</text:p>
          </table:table-cell>
          <table:table-cell table:style-name="ce6" office:value-type="string">
            <text:p>М - рубашка + кофта/пиджак + брюки/джинсы + ботинки + легкая куртка/пальто.</text:p>
            <text:p>Ж - платье/юбка, блуза + пиджак + туфли + легкая куртка/пальто.</text:p>
            <text:p>Если пол не выбран - рубашка/блуза + брюки/юбка/платье + туфли/ботинки + легкая куртка/пальто.</text:p>
          </table:table-cell>
          <table:table-cell table:style-name="ce6" office:value-type="string">
            <text:p>Если дождь: Возьми зонт!</text:p>
            <text:p>Иначе: солнечные очки, шляпу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Холодно</text:p>
          </table:table-cell>
          <table:table-cell table:style-name="ce3" office:value-type="string">
            <text:p>5...9</text:p>
          </table:table-cell>
          <table:table-cell table:style-name="ce6" office:value-type="string">
            <text:p>М - рубашка + кофта/пиджак + брюки/джинсы + ботинки + <text:s/>куртка/пальто + шапка.</text:p>
            <text:p>Ж - платье/юбка, блуза + пиджак + ботинки/сапоги + <text:s/>куртка/пальто + шапка.</text:p>
            <text:p>Если пол не выбран - рубашка/блуза + брюки/юбка/платье + туфли/ботинки + куртка/пальто + шапка.</text:p>
          </table:table-cell>
          <table:table-cell table:style-name="ce6" office:value-type="string">
            <text:p>Если дождь: Возьми зонт!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Холодно</text:p>
          </table:table-cell>
          <table:table-cell table:style-name="ce3" office:value-type="string">
            <text:p>0...4</text:p>
          </table:table-cell>
          <table:table-cell table:style-name="ce6" office:value-type="string">
            <text:p>М - рубашка + кофта/пиджак + брюки/джинсы + ботинки/сапоги + теплая куртка/пальто + шапка.</text:p>
            <text:p>Ж - платье/юбка, блуза + пиджак + ботинки/сапоги + теплая куртка/пальто + шапка.</text:p>
            <text:p>Если пол не выбран - рубашка/блуза + брюки/юбка/платье + ботинки/сапоги + теплая куртка/пальто + шапка.</text:p>
          </table:table-cell>
          <table:table-cell table:style-name="ce6" office:value-type="string">
            <text:p>Если дождь: Возьми зонт!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Мороз</text:p>
          </table:table-cell>
          <table:table-cell table:style-name="ce3" office:value-type="string">
            <text:p>-5...-1</text:p>
          </table:table-cell>
          <table:table-cell table:style-name="ce6" office:value-type="string">
            <text:p>М - рубашка + кофта/пиджак + брюки/джинсы + ботинки/сапоги + теплая куртка/пальто + шапка.</text:p>
            <text:p>Ж - платье/юбка, блуза + пиджак + ботинки/сапоги + теплая куртка/пальто + шапка.</text:p>
            <text:p>Если пол не выбран - рубашка/блуза + брюки/юбка/платье + ботинки/сапоги + теплая куртка/пальто + шапка.</text:p>
          </table:table-cell>
          <table:table-cell table:style-name="ce6"/>
          <table:table-cell table:number-columns-repeated="1020"/>
        </table:table-row>
        <table:table-row table:style-name="ro3">
          <table:table-cell table:style-name="ce2" office:value-type="string">
            <text:p>Мороз</text:p>
          </table:table-cell>
          <table:table-cell table:style-name="ce3" office:value-type="string">
            <text:p>-10…-6</text:p>
          </table:table-cell>
          <table:table-cell table:style-name="ce6" office:value-type="string">
            <text:p>М - рубашка + кофта/пиджак + брюки/джинсы + ботинки/сапоги + теплая куртка/пальто + шапка.</text:p>
            <text:p>Ж - платье/юбка, блуза + пиджак + ботинки/сапоги + теплая куртка/пальто + шапка.</text:p>
            <text:p>Если пол не выбран - рубашка/блуза + брюки/юбка/платье + ботинки/сапоги + теплая куртка/пальто + шапка.</text:p>
          </table:table-cell>
          <table:table-cell table:style-name="ce6"/>
          <table:table-cell table:number-columns-repeated="1020"/>
        </table:table-row>
        <table:table-row table:style-name="ro4">
          <table:table-cell table:style-name="ce2" office:value-type="string">
            <text:p>Мороз</text:p>
          </table:table-cell>
          <table:table-cell table:style-name="ce3" office:value-type="string">
            <text:p>-20…-11</text:p>
          </table:table-cell>
          <table:table-cell table:style-name="ce6" office:value-type="string">
            <text:p>М - рубашка + кофта/пиджак + брюки/джинсы + теплые ботинки/сапоги + теплая куртка/шуба + шапка.</text:p>
            <text:p>Ж - платье/юбка, блуза + пиджак + теплые ботинки/сапоги + теплая куртка/шуба + шапка.</text:p>
            <text:p>Если пол не выбран - рубашка/блуза + брюки/юбка/платье + теплые ботинки/сапоги + теплая куртка/шуба + шапка.</text:p>
          </table:table-cell>
          <table:table-cell table:style-name="ce6"/>
          <table:table-cell table:number-columns-repeated="1020"/>
        </table:table-row>
        <table:table-row table:style-name="ro5">
          <table:table-cell table:style-name="ce2" office:value-type="string">
            <text:p>Сильный мороз</text:p>
          </table:table-cell>
          <table:table-cell table:style-name="ce3" office:value-type="string">
            <text:p>&lt;-20</text:p>
          </table:table-cell>
          <table:table-cell table:style-name="ce6" office:value-type="string">
            <text:p>М - рубашка + кофта/пиджак + брюки/джинсы + теплые ботинки/сапоги + теплая куртка/шуба + шапка.</text:p>
            <text:p>Ж - платье/юбка, блуза + пиджак + теплые ботинки/сапоги + теплая куртка/шуба + шапка.</text:p>
            <text:p>Если пол не выбран - рубашка/блуза + брюки/юбка/платье + теплые ботинки/сапоги + теплая куртка/шуба + шапка.</text:p>
          </table:table-cell>
          <table:table-cell table:style-name="ce6"/>
          <table:table-cell table:number-columns-repeated="1020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" table:style-name="ta2" table:print="false">
        <table:table-column table:style-name="co2" table:default-cell-style-name="Excel_20_Built-in_20_Normal"/>
        <table:table-column table:style-name="co6" table:default-cell-style-name="Excel_20_Built-in_20_Normal"/>
        <table:table-column table:style-name="co7" table:number-columns-repeated="12" table:default-cell-style-name="Excel_20_Built-in_20_Normal"/>
        <table:table-column table:style-name="co8" table:default-cell-style-name="Excel_20_Built-in_20_Normal"/>
        <table:table-column table:style-name="co7" table:number-columns-repeated="8" table:default-cell-style-name="Excel_20_Built-in_20_Normal"/>
        <table:table-column table:style-name="co9" table:default-cell-style-name="Excel_20_Built-in_20_Normal"/>
        <table:table-column table:style-name="co7" table:default-cell-style-name="Excel_20_Built-in_20_Normal"/>
        <table:table-column table:style-name="co10" table:default-cell-style-name="Excel_20_Built-in_20_Normal"/>
        <table:table-column table:style-name="co5" table:number-columns-repeated="998" table:default-cell-style-name="Excel_20_Built-in_20_Normal"/>
        <table:table-row table:style-name="ro6">
          <table:table-cell table:style-name="ce8"/>
          <table:table-cell table:style-name="ce8" office:value-type="string">
            <text:p>Варианты</text:p>
          </table:table-cell>
          <table:table-cell table:style-name="ce15" office:value-type="string" table:number-columns-spanned="5" table:number-rows-spanned="1">
            <text:p>1</text:p>
            <text:p>верх</text:p>
            <text:p>top clothes</text:p>
          </table:table-cell>
          <table:covered-table-cell table:number-columns-repeated="3" table:style-name="ce21"/>
          <table:covered-table-cell table:style-name="ce30"/>
          <table:table-cell table:style-name="ce15" office:value-type="string" table:number-columns-spanned="4" table:number-rows-spanned="1">
            <text:p>2</text:p>
            <text:p>низ</text:p>
            <text:p>Lower clothing</text:p>
          </table:table-cell>
          <table:covered-table-cell table:number-columns-repeated="2" table:style-name="ce21"/>
          <table:covered-table-cell table:style-name="ce30"/>
          <table:table-cell table:style-name="ce15" office:value-type="string" table:number-columns-spanned="4" table:number-rows-spanned="1">
            <text:p>3</text:p>
            <text:p>верхняя одежда</text:p>
            <text:p>overdress</text:p>
          </table:table-cell>
          <table:covered-table-cell table:number-columns-repeated="2" table:style-name="ce21"/>
          <table:covered-table-cell table:style-name="ce30"/>
          <table:table-cell table:style-name="ce15" office:value-type="string" table:number-columns-spanned="6" table:number-rows-spanned="1">
            <text:p>4</text:p>
            <text:p>обувь</text:p>
            <text:p>shoes</text:p>
          </table:table-cell>
          <table:covered-table-cell table:number-columns-repeated="4" table:style-name="ce21"/>
          <table:covered-table-cell table:style-name="ce30"/>
          <table:table-cell table:style-name="ce15" office:value-type="string" table:number-columns-spanned="3" table:number-rows-spanned="1">
            <text:p>5</text:p>
            <text:p>головной убор</text:p>
            <text:p>headwear</text:p>
          </table:table-cell>
          <table:covered-table-cell table:style-name="ce21"/>
          <table:covered-table-cell table:style-name="ce30"/>
          <table:table-cell table:style-name="ce15" office:value-type="string" table:number-columns-spanned="2" table:number-rows-spanned="1">
            <text:p>6</text:p>
            <text:p>аксессуары</text:p>
            <text:p>accessories</text:p>
          </table:table-cell>
          <table:covered-table-cell table:style-name="ce30"/>
          <table:table-cell table:style-name="ce8" table:number-columns-repeated="998"/>
        </table:table-row>
        <table:table-row table:style-name="ro7">
          <table:table-cell table:style-name="ce9" office:value-type="string">
            <text:p>Эффективная температура (с учетом влажности и ветра), градусы цельсия</text:p>
            <text:p>Te</text:p>
          </table:table-cell>
          <table:table-cell table:style-name="ce12" office:value-type="string">
            <text:p><text:s text:c="7"/>Рекомен- <text:s/></text:p>
            <text:p><text:s text:c="12"/>дация</text:p>
            <text:p/>
            <text:p/>
            <text:p>Диапазон</text:p>
            <text:p>/rangeTe</text:p>
          </table:table-cell>
          <table:table-cell table:style-name="ce16" office:value-type="string">
            <text:p>рубашка и пиджак</text:p>
          </table:table-cell>
          <table:table-cell table:style-name="ce22" office:value-type="string">
            <text:p>футболка</text:p>
          </table:table-cell>
          <table:table-cell table:style-name="ce22" office:value-type="string">
            <text:p>блуза</text:p>
          </table:table-cell>
          <table:table-cell table:style-name="ce26" office:value-type="string">
            <text:p>кофта</text:p>
          </table:table-cell>
          <table:table-cell table:style-name="ce31" office:value-type="string">
            <text:p>платье</text:p>
          </table:table-cell>
          <table:table-cell table:style-name="ce16" office:value-type="string">
            <text:p>брюки</text:p>
          </table:table-cell>
          <table:table-cell table:style-name="ce22" office:value-type="string">
            <text:p>джинсы</text:p>
          </table:table-cell>
          <table:table-cell table:style-name="ce22" office:value-type="string">
            <text:p>юбка</text:p>
          </table:table-cell>
          <table:table-cell table:style-name="ce31" office:value-type="string">
            <text:p>шорты</text:p>
          </table:table-cell>
          <table:table-cell table:style-name="ce16" office:value-type="string">
            <text:p>плащ</text:p>
          </table:table-cell>
          <table:table-cell table:style-name="ce22" office:value-type="string">
            <text:p>куртка</text:p>
          </table:table-cell>
          <table:table-cell table:style-name="ce22" office:value-type="string">
            <text:p>пальто</text:p>
          </table:table-cell>
          <table:table-cell table:style-name="ce31" office:value-type="string">
            <text:p>шуба</text:p>
          </table:table-cell>
          <table:table-cell table:style-name="ce16" office:value-type="string">
            <text:p>сандалии</text:p>
          </table:table-cell>
          <table:table-cell table:style-name="ce22" office:value-type="string">
            <text:p>шлепки</text:p>
          </table:table-cell>
          <table:table-cell table:style-name="ce22" office:value-type="string">
            <text:p>босоножки</text:p>
          </table:table-cell>
          <table:table-cell table:style-name="ce22" office:value-type="string">
            <text:p>туфли</text:p>
          </table:table-cell>
          <table:table-cell table:style-name="ce22" office:value-type="string">
            <text:p>ботинки</text:p>
          </table:table-cell>
          <table:table-cell table:style-name="ce31" office:value-type="string">
            <text:p>сапоги</text:p>
          </table:table-cell>
          <table:table-cell table:style-name="ce16" office:value-type="string">
            <text:p>шапка</text:p>
          </table:table-cell>
          <table:table-cell table:style-name="ce41" office:value-type="string">
            <text:p>шляпа</text:p>
          </table:table-cell>
          <table:table-cell table:style-name="ce45" office:value-type="string">
            <text:p>кепка</text:p>
          </table:table-cell>
          <table:table-cell table:style-name="ce16" office:value-type="string">
            <text:p>Зонт</text:p>
          </table:table-cell>
          <table:table-cell table:style-name="ce31" office:value-type="string">
            <text:p>Солнечные очки</text:p>
          </table:table-cell>
          <table:table-cell table:style-name="ce7" table:number-columns-repeated="998"/>
        </table:table-row>
        <table:table-row table:style-name="ro1">
          <table:table-cell table:style-name="ce10" office:value-type="string">
            <text:p>&gt;30</text:p>
          </table:table-cell>
          <table:table-cell table:style-name="ce13" office:value-type="float" office:value="1">
            <text:p>1</text:p>
          </table:table-cell>
          <table:table-cell table:style-name="ce17" office:value-type="string">
            <text:p>m</text:p>
          </table:table-cell>
          <table:table-cell table:style-name="ce2" office:value-type="string">
            <text:p>u</text:p>
          </table:table-cell>
          <table:table-cell table:style-name="ce2" office:value-type="string">
            <text:p>w</text:p>
          </table:table-cell>
          <table:table-cell table:style-name="ce10"/>
          <table:table-cell table:style-name="ce32" office:value-type="string">
            <text:p>w</text:p>
          </table:table-cell>
          <table:table-cell table:style-name="ce17" office:value-type="string">
            <text:p>u</text:p>
          </table:table-cell>
          <table:table-cell table:style-name="ce2"/>
          <table:table-cell table:style-name="ce2" office:value-type="string">
            <text:p>w</text:p>
          </table:table-cell>
          <table:table-cell table:style-name="ce32" office:value-type="string">
            <text:p>u</text:p>
          </table:table-cell>
          <table:table-cell table:style-name="ce17"/>
          <table:table-cell table:style-name="ce2" table:number-columns-repeated="2"/>
          <table:table-cell table:style-name="ce32"/>
          <table:table-cell table:style-name="ce17" office:value-type="string">
            <text:p>u</text:p>
          </table:table-cell>
          <table:table-cell table:style-name="ce2" office:value-type="string">
            <text:p>u</text:p>
          </table:table-cell>
          <table:table-cell table:number-columns-repeated="2" table:style-name="ce2" office:value-type="string">
            <text:p>w</text:p>
          </table:table-cell>
          <table:table-cell table:style-name="ce2"/>
          <table:table-cell table:style-name="ce32"/>
          <table:table-cell table:style-name="ce17"/>
          <table:table-cell table:style-name="ce42" office:value-type="string">
            <text:p>w</text:p>
          </table:table-cell>
          <table:table-cell table:style-name="ce46" office:value-type="string">
            <text:p>m</text:p>
          </table:table-cell>
          <table:table-cell table:style-name="ce17"/>
          <table:table-cell table:style-name="ce32"/>
          <table:table-cell table:style-name="ce7" table:number-columns-repeated="998"/>
        </table:table-row>
        <table:table-row table:style-name="ro1">
          <table:table-cell table:style-name="ce10" office:value-type="string">
            <text:p>16...20</text:p>
          </table:table-cell>
          <table:table-cell table:style-name="ce13" office:value-type="float" office:value="2">
            <text:p>2</text:p>
          </table:table-cell>
          <table:table-cell table:style-name="ce17" office:value-type="string">
            <text:p>u</text:p>
          </table:table-cell>
          <table:table-cell table:style-name="ce2"/>
          <table:table-cell table:style-name="ce2" office:value-type="string">
            <text:p>w</text:p>
          </table:table-cell>
          <table:table-cell table:style-name="ce10"/>
          <table:table-cell table:style-name="ce32" office:value-type="string">
            <text:p>w</text:p>
          </table:table-cell>
          <table:table-cell table:style-name="ce17" office:value-type="string">
            <text:p>u</text:p>
          </table:table-cell>
          <table:table-cell table:style-name="ce2" office:value-type="string">
            <text:p>m</text:p>
          </table:table-cell>
          <table:table-cell table:style-name="ce2" office:value-type="string">
            <text:p>w</text:p>
          </table:table-cell>
          <table:table-cell table:style-name="ce32"/>
          <table:table-cell table:style-name="ce17"/>
          <table:table-cell table:style-name="ce2" table:number-columns-repeated="2"/>
          <table:table-cell table:style-name="ce32"/>
          <table:table-cell table:style-name="ce17"/>
          <table:table-cell table:style-name="ce2" table:number-columns-repeated="2"/>
          <table:table-cell table:style-name="ce2" office:value-type="string">
            <text:p>w</text:p>
          </table:table-cell>
          <table:table-cell table:style-name="ce2" office:value-type="string">
            <text:p>u</text:p>
          </table:table-cell>
          <table:table-cell table:style-name="ce32"/>
          <table:table-cell table:style-name="ce17"/>
          <table:table-cell table:style-name="ce42"/>
          <table:table-cell table:style-name="ce46"/>
          <table:table-cell table:style-name="ce17"/>
          <table:table-cell table:style-name="ce32"/>
          <table:table-cell table:number-columns-repeated="998"/>
        </table:table-row>
        <table:table-row table:style-name="ro1">
          <table:table-cell table:style-name="ce10" office:value-type="string">
            <text:p>10...15</text:p>
          </table:table-cell>
          <table:table-cell table:style-name="ce13" office:value-type="float" office:value="3">
            <text:p>3</text:p>
          </table:table-cell>
          <table:table-cell table:style-name="ce18" office:value-type="string">
            <text:p>u</text:p>
          </table:table-cell>
          <table:table-cell table:style-name="ce23"/>
          <table:table-cell table:style-name="ce23" office:value-type="string">
            <text:p>w</text:p>
          </table:table-cell>
          <table:table-cell table:style-name="ce27" office:value-type="string">
            <text:p>u</text:p>
          </table:table-cell>
          <table:table-cell table:style-name="ce33" office:value-type="string">
            <text:p>w</text:p>
          </table:table-cell>
          <table:table-cell table:style-name="ce18" office:value-type="string">
            <text:p>u</text:p>
          </table:table-cell>
          <table:table-cell table:style-name="ce23" office:value-type="string">
            <text:p>m</text:p>
          </table:table-cell>
          <table:table-cell table:style-name="ce23" office:value-type="string">
            <text:p>w</text:p>
          </table:table-cell>
          <table:table-cell table:style-name="ce33"/>
          <table:table-cell table:style-name="ce18" office:value-type="string">
            <text:p>u</text:p>
          </table:table-cell>
          <table:table-cell table:number-columns-repeated="2" table:style-name="ce2" office:value-type="string">
            <text:p>u</text:p>
          </table:table-cell>
          <table:table-cell table:style-name="ce32"/>
          <table:table-cell table:style-name="ce17"/>
          <table:table-cell table:style-name="ce2" table:number-columns-repeated="2"/>
          <table:table-cell table:style-name="ce2" office:value-type="string">
            <text:p>u</text:p>
          </table:table-cell>
          <table:table-cell table:style-name="ce2" office:value-type="string">
            <text:p>m</text:p>
          </table:table-cell>
          <table:table-cell table:style-name="ce32"/>
          <table:table-cell table:style-name="ce17"/>
          <table:table-cell table:style-name="ce42"/>
          <table:table-cell table:style-name="ce46"/>
          <table:table-cell table:style-name="ce17"/>
          <table:table-cell table:style-name="ce32"/>
          <table:table-cell table:number-columns-repeated="998"/>
        </table:table-row>
        <table:table-row table:style-name="ro1">
          <table:table-cell table:style-name="ce11" office:value-type="string">
            <text:p>5...9</text:p>
          </table:table-cell>
          <table:table-cell table:style-name="ce14" office:value-type="float" office:value="4">
            <text:p>4</text:p>
          </table:table-cell>
          <table:table-cell table:style-name="ce19" office:value-type="string">
            <text:p>m</text:p>
          </table:table-cell>
          <table:table-cell table:style-name="ce24"/>
          <table:table-cell table:style-name="ce24" office:value-type="string">
            <text:p>w</text:p>
          </table:table-cell>
          <table:table-cell table:style-name="ce28" office:value-type="string">
            <text:p>u</text:p>
          </table:table-cell>
          <table:table-cell table:style-name="ce34" office:value-type="string">
            <text:p>w</text:p>
          </table:table-cell>
          <table:table-cell table:style-name="ce19" office:value-type="string">
            <text:p>m</text:p>
          </table:table-cell>
          <table:table-cell table:style-name="ce24" office:value-type="string">
            <text:p>m</text:p>
          </table:table-cell>
          <table:table-cell table:style-name="ce24" office:value-type="string">
            <text:p>w</text:p>
          </table:table-cell>
          <table:table-cell table:style-name="ce34"/>
          <table:table-cell table:style-name="ce19" office:value-type="string">
            <text:p>u</text:p>
          </table:table-cell>
          <table:table-cell table:number-columns-repeated="2" table:style-name="ce3" office:value-type="string">
            <text:p>u</text:p>
          </table:table-cell>
          <table:table-cell table:style-name="ce37"/>
          <table:table-cell table:style-name="ce39"/>
          <table:table-cell table:style-name="ce3" table:number-columns-repeated="3"/>
          <table:table-cell table:style-name="ce3" office:value-type="string">
            <text:p>u</text:p>
          </table:table-cell>
          <table:table-cell table:style-name="ce37" office:value-type="string">
            <text:p>w</text:p>
          </table:table-cell>
          <table:table-cell table:style-name="ce39" office:value-type="string">
            <text:p>u</text:p>
          </table:table-cell>
          <table:table-cell table:style-name="ce43"/>
          <table:table-cell table:style-name="ce47"/>
          <table:table-cell table:style-name="ce39"/>
          <table:table-cell table:style-name="ce37"/>
          <table:table-cell table:number-columns-repeated="998"/>
        </table:table-row>
        <table:table-row table:style-name="ro1">
          <table:table-cell table:style-name="ce11" office:value-type="string">
            <text:p>0...4</text:p>
          </table:table-cell>
          <table:table-cell table:style-name="ce14" office:value-type="float" office:value="5">
            <text:p>5</text:p>
          </table:table-cell>
          <table:table-cell table:style-name="ce19" office:value-type="string">
            <text:p>m</text:p>
          </table:table-cell>
          <table:table-cell table:style-name="ce24"/>
          <table:table-cell table:style-name="ce24" office:value-type="string">
            <text:p>w</text:p>
          </table:table-cell>
          <table:table-cell table:style-name="ce28" office:value-type="string">
            <text:p>u</text:p>
          </table:table-cell>
          <table:table-cell table:style-name="ce34" office:value-type="string">
            <text:p>w</text:p>
          </table:table-cell>
          <table:table-cell table:style-name="ce19" office:value-type="string">
            <text:p>m</text:p>
          </table:table-cell>
          <table:table-cell table:style-name="ce24" office:value-type="string">
            <text:p>m</text:p>
          </table:table-cell>
          <table:table-cell table:style-name="ce24" office:value-type="string">
            <text:p>w</text:p>
          </table:table-cell>
          <table:table-cell table:style-name="ce34"/>
          <table:table-cell table:style-name="ce19" office:value-type="string">
            <text:p>u</text:p>
          </table:table-cell>
          <table:table-cell table:number-columns-repeated="2" table:style-name="ce3" office:value-type="string">
            <text:p>u</text:p>
          </table:table-cell>
          <table:table-cell table:style-name="ce37"/>
          <table:table-cell table:style-name="ce39"/>
          <table:table-cell table:style-name="ce3" table:number-columns-repeated="3"/>
          <table:table-cell table:style-name="ce3" office:value-type="string">
            <text:p>u</text:p>
          </table:table-cell>
          <table:table-cell table:style-name="ce37" office:value-type="string">
            <text:p>w</text:p>
          </table:table-cell>
          <table:table-cell table:style-name="ce39" office:value-type="string">
            <text:p>u</text:p>
          </table:table-cell>
          <table:table-cell table:style-name="ce43"/>
          <table:table-cell table:style-name="ce47"/>
          <table:table-cell table:style-name="ce39"/>
          <table:table-cell table:style-name="ce37"/>
          <table:table-cell table:number-columns-repeated="998"/>
        </table:table-row>
        <table:table-row table:style-name="ro1">
          <table:table-cell table:style-name="ce11" office:value-type="string">
            <text:p>-5...-1</text:p>
          </table:table-cell>
          <table:table-cell table:style-name="ce14" office:value-type="float" office:value="6">
            <text:p>6</text:p>
          </table:table-cell>
          <table:table-cell table:style-name="ce19" office:value-type="string">
            <text:p>m</text:p>
          </table:table-cell>
          <table:table-cell table:style-name="ce24"/>
          <table:table-cell table:style-name="ce24" office:value-type="string">
            <text:p>w</text:p>
          </table:table-cell>
          <table:table-cell table:style-name="ce28" office:value-type="string">
            <text:p>u</text:p>
          </table:table-cell>
          <table:table-cell table:style-name="ce34" office:value-type="string">
            <text:p>w</text:p>
          </table:table-cell>
          <table:table-cell table:style-name="ce19" office:value-type="string">
            <text:p>m</text:p>
          </table:table-cell>
          <table:table-cell table:style-name="ce24" office:value-type="string">
            <text:p>m</text:p>
          </table:table-cell>
          <table:table-cell table:style-name="ce24" office:value-type="string">
            <text:p>w</text:p>
          </table:table-cell>
          <table:table-cell table:style-name="ce34"/>
          <table:table-cell table:style-name="ce19" office:value-type="string">
            <text:p>u</text:p>
          </table:table-cell>
          <table:table-cell table:number-columns-repeated="2" table:style-name="ce3" office:value-type="string">
            <text:p>u</text:p>
          </table:table-cell>
          <table:table-cell table:style-name="ce37"/>
          <table:table-cell table:style-name="ce39"/>
          <table:table-cell table:style-name="ce3" table:number-columns-repeated="3"/>
          <table:table-cell table:style-name="ce3" office:value-type="string">
            <text:p>u</text:p>
          </table:table-cell>
          <table:table-cell table:style-name="ce37" office:value-type="string">
            <text:p>w</text:p>
          </table:table-cell>
          <table:table-cell table:style-name="ce39" office:value-type="string">
            <text:p>u</text:p>
          </table:table-cell>
          <table:table-cell table:style-name="ce43"/>
          <table:table-cell table:style-name="ce47"/>
          <table:table-cell table:style-name="ce39"/>
          <table:table-cell table:style-name="ce37"/>
          <table:table-cell table:number-columns-repeated="998"/>
        </table:table-row>
        <table:table-row table:style-name="ro1">
          <table:table-cell table:style-name="ce11" office:value-type="string">
            <text:p>-10…-6</text:p>
          </table:table-cell>
          <table:table-cell table:style-name="ce14" office:value-type="float" office:value="7">
            <text:p>7</text:p>
          </table:table-cell>
          <table:table-cell table:style-name="ce19" office:value-type="string">
            <text:p>m</text:p>
          </table:table-cell>
          <table:table-cell table:style-name="ce24"/>
          <table:table-cell table:style-name="ce24" office:value-type="string">
            <text:p>w</text:p>
          </table:table-cell>
          <table:table-cell table:style-name="ce28" office:value-type="string">
            <text:p>u</text:p>
          </table:table-cell>
          <table:table-cell table:style-name="ce34" office:value-type="string">
            <text:p>w</text:p>
          </table:table-cell>
          <table:table-cell table:style-name="ce19" office:value-type="string">
            <text:p>m</text:p>
          </table:table-cell>
          <table:table-cell table:style-name="ce24" office:value-type="string">
            <text:p>m</text:p>
          </table:table-cell>
          <table:table-cell table:style-name="ce24" office:value-type="string">
            <text:p>w</text:p>
          </table:table-cell>
          <table:table-cell table:style-name="ce34"/>
          <table:table-cell table:style-name="ce19"/>
          <table:table-cell table:number-columns-repeated="2" table:style-name="ce3" office:value-type="string">
            <text:p>u</text:p>
          </table:table-cell>
          <table:table-cell table:style-name="ce37"/>
          <table:table-cell table:style-name="ce39"/>
          <table:table-cell table:style-name="ce3" table:number-columns-repeated="3"/>
          <table:table-cell table:style-name="ce3" office:value-type="string">
            <text:p>u</text:p>
          </table:table-cell>
          <table:table-cell table:style-name="ce37" office:value-type="string">
            <text:p>w</text:p>
          </table:table-cell>
          <table:table-cell table:style-name="ce39" office:value-type="string">
            <text:p>u</text:p>
          </table:table-cell>
          <table:table-cell table:style-name="ce43"/>
          <table:table-cell table:style-name="ce47"/>
          <table:table-cell table:style-name="ce39"/>
          <table:table-cell table:style-name="ce37"/>
          <table:table-cell table:number-columns-repeated="998"/>
        </table:table-row>
        <table:table-row table:style-name="ro1">
          <table:table-cell table:style-name="ce11" office:value-type="string">
            <text:p>-20…-11</text:p>
          </table:table-cell>
          <table:table-cell table:style-name="ce14" office:value-type="float" office:value="8">
            <text:p>8</text:p>
          </table:table-cell>
          <table:table-cell table:style-name="ce19" office:value-type="string">
            <text:p>m</text:p>
          </table:table-cell>
          <table:table-cell table:style-name="ce24"/>
          <table:table-cell table:style-name="ce24" office:value-type="string">
            <text:p>w</text:p>
          </table:table-cell>
          <table:table-cell table:style-name="ce28" office:value-type="string">
            <text:p>u</text:p>
          </table:table-cell>
          <table:table-cell table:style-name="ce34" office:value-type="string">
            <text:p>w</text:p>
          </table:table-cell>
          <table:table-cell table:style-name="ce19" office:value-type="string">
            <text:p>m</text:p>
          </table:table-cell>
          <table:table-cell table:style-name="ce24" office:value-type="string">
            <text:p>m</text:p>
          </table:table-cell>
          <table:table-cell table:style-name="ce24" office:value-type="string">
            <text:p>w</text:p>
          </table:table-cell>
          <table:table-cell table:style-name="ce34"/>
          <table:table-cell table:style-name="ce19"/>
          <table:table-cell table:style-name="ce3" office:value-type="string">
            <text:p>u</text:p>
          </table:table-cell>
          <table:table-cell table:style-name="ce3"/>
          <table:table-cell table:style-name="ce37" office:value-type="string">
            <text:p>u</text:p>
          </table:table-cell>
          <table:table-cell table:style-name="ce39"/>
          <table:table-cell table:style-name="ce3" table:number-columns-repeated="3"/>
          <table:table-cell table:style-name="ce3" office:value-type="string">
            <text:p>u</text:p>
          </table:table-cell>
          <table:table-cell table:style-name="ce37" office:value-type="string">
            <text:p>w</text:p>
          </table:table-cell>
          <table:table-cell table:style-name="ce39" office:value-type="string">
            <text:p>u</text:p>
          </table:table-cell>
          <table:table-cell table:style-name="ce43"/>
          <table:table-cell table:style-name="ce47"/>
          <table:table-cell table:style-name="ce39"/>
          <table:table-cell table:style-name="ce37"/>
          <table:table-cell table:number-columns-repeated="998"/>
        </table:table-row>
        <table:table-row table:style-name="ro1">
          <table:table-cell table:style-name="ce11" office:value-type="string">
            <text:p>&lt;-20</text:p>
          </table:table-cell>
          <table:table-cell table:style-name="ce14" office:value-type="float" office:value="9">
            <text:p>9</text:p>
          </table:table-cell>
          <table:table-cell table:style-name="ce20" office:value-type="string">
            <text:p>m</text:p>
          </table:table-cell>
          <table:table-cell table:style-name="ce25"/>
          <table:table-cell table:style-name="ce25" office:value-type="string">
            <text:p>w</text:p>
          </table:table-cell>
          <table:table-cell table:style-name="ce29" office:value-type="string">
            <text:p>u</text:p>
          </table:table-cell>
          <table:table-cell table:style-name="ce35" office:value-type="string">
            <text:p>w</text:p>
          </table:table-cell>
          <table:table-cell table:style-name="ce20" office:value-type="string">
            <text:p>m</text:p>
          </table:table-cell>
          <table:table-cell table:style-name="ce25" office:value-type="string">
            <text:p>m</text:p>
          </table:table-cell>
          <table:table-cell table:style-name="ce25" office:value-type="string">
            <text:p>w</text:p>
          </table:table-cell>
          <table:table-cell table:style-name="ce35"/>
          <table:table-cell table:style-name="ce20"/>
          <table:table-cell table:style-name="ce36" office:value-type="string">
            <text:p>u</text:p>
          </table:table-cell>
          <table:table-cell table:style-name="ce36"/>
          <table:table-cell table:style-name="ce38" office:value-type="string">
            <text:p>u</text:p>
          </table:table-cell>
          <table:table-cell table:style-name="ce40"/>
          <table:table-cell table:style-name="ce36" table:number-columns-repeated="3"/>
          <table:table-cell table:style-name="ce36" office:value-type="string">
            <text:p>u</text:p>
          </table:table-cell>
          <table:table-cell table:style-name="ce38" office:value-type="string">
            <text:p>w</text:p>
          </table:table-cell>
          <table:table-cell table:style-name="ce40" office:value-type="string">
            <text:p>u</text:p>
          </table:table-cell>
          <table:table-cell table:style-name="ce44"/>
          <table:table-cell table:style-name="ce48"/>
          <table:table-cell table:style-name="ce40"/>
          <table:table-cell table:style-name="ce38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3" table:style-name="ta3" table:print="false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number-columns-repeated="1018" table:default-cell-style-name="Default"/>
        <table:table-row table:style-name="ro8">
          <table:table-cell table:style-name="ce49" office:value-type="string">
            <text:p>Одежда</text:p>
          </table:table-cell>
          <table:table-cell table:style-name="ce49" office:value-type="string">
            <text:p>Тип</text:p>
          </table:table-cell>
          <table:table-cell table:style-name="ce49" office:value-type="string">
            <text:p>Пол</text:p>
          </table:table-cell>
          <table:table-cell table:style-name="ce49" office:value-type="string">
            <text:p>Минимальная температура</text:p>
          </table:table-cell>
          <table:table-cell table:style-name="ce49" office:value-type="string">
            <text:p>Максимальная температура</text:p>
          </table:table-cell>
          <table:table-cell table:style-name="ce52" table:number-columns-repeated="1019"/>
        </table:table-row>
        <table:table-row table:style-name="ro9">
          <table:table-cell office:value-type="string">
            <text:p>рубашка</text:p>
          </table:table-cell>
          <table:table-cell office:value-type="string">
            <text:p>TOP</text:p>
          </table:table-cell>
          <table:table-cell office:value-type="string">
            <text:p>UNISEX</text:p>
          </table:table-cell>
          <table:table-cell office:value-type="float" office:value="-70">
            <text:p>-70</text:p>
          </table:table-cell>
          <table:table-cell office:value-type="float" office:value="70">
            <text:p>70</text:p>
          </table:table-cell>
          <table:table-cell table:formula="of:=CONCATENATE(&quot;clothesKit.add(new Clothes(Type.&quot;;[.B2];&quot;, &quot;&quot;&quot;;[.A2];&quot;&quot;&quot;, Sex.&quot;;[.C2];&quot;, new int[]{&quot;;[.D2];&quot;, &quot;;[.E2];&quot;}));&quot;)" office:value-type="string" office:string-value="clothesKit.add(new Clothes(Type.TOP, &quot;рубашка&quot;, Sex.UNISEX, new int[]{-70, 70}));">
            <text:p>clothesKit.add(new Clothes(Type.TOP, "рубашка", Sex.UNISEX, new int[]{-70, 70}));</text:p>
          </table:table-cell>
          <table:table-cell table:number-columns-repeated="1018"/>
        </table:table-row>
        <table:table-row table:style-name="ro9">
          <table:table-cell office:value-type="string">
            <text:p>футболка</text:p>
          </table:table-cell>
          <table:table-cell office:value-type="string">
            <text:p>TOP</text:p>
          </table:table-cell>
          <table:table-cell office:value-type="string">
            <text:p>UNISEX</text:p>
          </table:table-cell>
          <table:table-cell office:value-type="float" office:value="18">
            <text:p>18</text:p>
          </table:table-cell>
          <table:table-cell office:value-type="float" office:value="70">
            <text:p>70</text:p>
          </table:table-cell>
          <table:table-cell table:formula="of:=CONCATENATE(&quot;clothesKit.add(new Clothes(Type.&quot;;[.B3];&quot;, &quot;&quot;&quot;;[.A3];&quot;&quot;&quot;, Sex.&quot;;[.C3];&quot;, new int[]{&quot;;[.D3];&quot;, &quot;;[.E3];&quot;}));&quot;)" office:value-type="string" office:string-value="clothesKit.add(new Clothes(Type.TOP, &quot;футболка&quot;, Sex.UNISEX, new int[]{18, 70}));">
            <text:p>clothesKit.add(new Clothes(Type.TOP, "футболка", Sex.UNISEX, new int[]{18, 70}));</text:p>
          </table:table-cell>
          <table:table-cell table:number-columns-repeated="1018"/>
        </table:table-row>
        <table:table-row table:style-name="ro9">
          <table:table-cell office:value-type="string">
            <text:p>блуза</text:p>
          </table:table-cell>
          <table:table-cell office:value-type="string">
            <text:p>TOP</text:p>
          </table:table-cell>
          <table:table-cell office:value-type="string">
            <text:p>FEMALE</text:p>
          </table:table-cell>
          <table:table-cell office:value-type="float" office:value="-70">
            <text:p>-70</text:p>
          </table:table-cell>
          <table:table-cell office:value-type="float" office:value="70">
            <text:p>70</text:p>
          </table:table-cell>
          <table:table-cell table:formula="of:=CONCATENATE(&quot;clothesKit.add(new Clothes(Type.&quot;;[.B4];&quot;, &quot;&quot;&quot;;[.A4];&quot;&quot;&quot;, Sex.&quot;;[.C4];&quot;, new int[]{&quot;;[.D4];&quot;, &quot;;[.E4];&quot;}));&quot;)" office:value-type="string" office:string-value="clothesKit.add(new Clothes(Type.TOP, &quot;блуза&quot;, Sex.FEMALE, new int[]{-70, 70}));">
            <text:p>clothesKit.add(new Clothes(Type.TOP, "блуза", Sex.FEMALE, new int[]{-70, 70}));</text:p>
          </table:table-cell>
          <table:table-cell table:number-columns-repeated="1018"/>
        </table:table-row>
        <table:table-row table:style-name="ro9">
          <table:table-cell office:value-type="string">
            <text:p>кофта</text:p>
          </table:table-cell>
          <table:table-cell office:value-type="string">
            <text:p>TOP</text:p>
          </table:table-cell>
          <table:table-cell office:value-type="string">
            <text:p>UNISEX</text:p>
          </table:table-cell>
          <table:table-cell office:value-type="float" office:value="-70">
            <text:p>-70</text:p>
          </table:table-cell>
          <table:table-cell office:value-type="float" office:value="70">
            <text:p>70</text:p>
          </table:table-cell>
          <table:table-cell table:formula="of:=CONCATENATE(&quot;clothesKit.add(new Clothes(Type.&quot;;[.B5];&quot;, &quot;&quot;&quot;;[.A5];&quot;&quot;&quot;, Sex.&quot;;[.C5];&quot;, new int[]{&quot;;[.D5];&quot;, &quot;;[.E5];&quot;}));&quot;)" office:value-type="string" office:string-value="clothesKit.add(new Clothes(Type.TOP, &quot;кофта&quot;, Sex.UNISEX, new int[]{-70, 70}));">
            <text:p>clothesKit.add(new Clothes(Type.TOP, "кофта", Sex.UNISEX, new int[]{-70, 70}));</text:p>
          </table:table-cell>
          <table:table-cell table:number-columns-repeated="1018"/>
        </table:table-row>
        <table:table-row table:style-name="ro9">
          <table:table-cell table:style-name="ce50" office:value-type="string">
            <text:p>платье</text:p>
          </table:table-cell>
          <table:table-cell table:style-name="ce50" office:value-type="string">
            <text:p>TOP</text:p>
          </table:table-cell>
          <table:table-cell office:value-type="string">
            <text:p>FEMALE</text:p>
          </table:table-cell>
          <table:table-cell office:value-type="float" office:value="-70">
            <text:p>-70</text:p>
          </table:table-cell>
          <table:table-cell office:value-type="float" office:value="70">
            <text:p>70</text:p>
          </table:table-cell>
          <table:table-cell table:formula="of:=CONCATENATE(&quot;clothesKit.add(new Clothes(Type.&quot;;[.B6];&quot;, &quot;&quot;&quot;;[.A6];&quot;&quot;&quot;, Sex.&quot;;[.C6];&quot;, new int[]{&quot;;[.D6];&quot;, &quot;;[.E6];&quot;}));&quot;)" office:value-type="string" office:string-value="clothesKit.add(new Clothes(Type.TOP, &quot;платье&quot;, Sex.FEMALE, new int[]{-70, 70}));">
            <text:p>clothesKit.add(new Clothes(Type.TOP, "платье", Sex.FEMALE, new int[]{-70, 70}));</text:p>
          </table:table-cell>
          <table:table-cell table:number-columns-repeated="1018"/>
        </table:table-row>
        <table:table-row table:style-name="ro9">
          <table:table-cell office:value-type="string">
            <text:p>пиджак</text:p>
          </table:table-cell>
          <table:table-cell office:value-type="string">
            <text:p>TOP</text:p>
          </table:table-cell>
          <table:table-cell office:value-type="string">
            <text:p>UNISEX</text:p>
          </table:table-cell>
          <table:table-cell office:value-type="float" office:value="-70">
            <text:p>-70</text:p>
          </table:table-cell>
          <table:table-cell office:value-type="float" office:value="70">
            <text:p>70</text:p>
          </table:table-cell>
          <table:table-cell table:formula="of:=CONCATENATE(&quot;clothesKit.add(new Clothes(Type.&quot;;[.B7];&quot;, &quot;&quot;&quot;;[.A7];&quot;&quot;&quot;, Sex.&quot;;[.C7];&quot;, new int[]{&quot;;[.D7];&quot;, &quot;;[.E7];&quot;}));&quot;)" office:value-type="string" office:string-value="clothesKit.add(new Clothes(Type.TOP, &quot;пиджак&quot;, Sex.UNISEX, new int[]{-70, 70}));">
            <text:p>clothesKit.add(new Clothes(Type.TOP, "пиджак", Sex.UNISEX, new int[]{-70, 70}));</text:p>
          </table:table-cell>
          <table:table-cell table:number-columns-repeated="1018"/>
        </table:table-row>
        <table:table-row table:style-name="ro9">
          <table:table-cell office:value-type="string">
            <text:p>брюки</text:p>
          </table:table-cell>
          <table:table-cell office:value-type="string">
            <text:p>LOWER</text:p>
          </table:table-cell>
          <table:table-cell office:value-type="string">
            <text:p>UNISEX</text:p>
          </table:table-cell>
          <table:table-cell office:value-type="float" office:value="-70">
            <text:p>-70</text:p>
          </table:table-cell>
          <table:table-cell office:value-type="float" office:value="70">
            <text:p>70</text:p>
          </table:table-cell>
          <table:table-cell table:formula="of:=CONCATENATE(&quot;clothesKit.add(new Clothes(Type.&quot;;[.B8];&quot;, &quot;&quot;&quot;;[.A8];&quot;&quot;&quot;, Sex.&quot;;[.C8];&quot;, new int[]{&quot;;[.D8];&quot;, &quot;;[.E8];&quot;}));&quot;)" office:value-type="string" office:string-value="clothesKit.add(new Clothes(Type.LOWER, &quot;брюки&quot;, Sex.UNISEX, new int[]{-70, 70}));">
            <text:p>clothesKit.add(new Clothes(Type.LOWER, "брюки", Sex.UNISEX, new int[]{-70, 70}));</text:p>
          </table:table-cell>
          <table:table-cell table:number-columns-repeated="1018"/>
        </table:table-row>
        <table:table-row table:style-name="ro9">
          <table:table-cell office:value-type="string">
            <text:p>джинсы</text:p>
          </table:table-cell>
          <table:table-cell office:value-type="string">
            <text:p>LOWER</text:p>
          </table:table-cell>
          <table:table-cell office:value-type="string">
            <text:p>UNISEX</text:p>
          </table:table-cell>
          <table:table-cell office:value-type="float" office:value="-70">
            <text:p>-70</text:p>
          </table:table-cell>
          <table:table-cell office:value-type="float" office:value="70">
            <text:p>70</text:p>
          </table:table-cell>
          <table:table-cell table:formula="of:=CONCATENATE(&quot;clothesKit.add(new Clothes(Type.&quot;;[.B9];&quot;, &quot;&quot;&quot;;[.A9];&quot;&quot;&quot;, Sex.&quot;;[.C9];&quot;, new int[]{&quot;;[.D9];&quot;, &quot;;[.E9];&quot;}));&quot;)" office:value-type="string" office:string-value="clothesKit.add(new Clothes(Type.LOWER, &quot;джинсы&quot;, Sex.UNISEX, new int[]{-70, 70}));">
            <text:p>clothesKit.add(new Clothes(Type.LOWER, "джинсы", Sex.UNISEX, new int[]{-70, 70}));</text:p>
          </table:table-cell>
          <table:table-cell table:number-columns-repeated="1018"/>
        </table:table-row>
        <table:table-row table:style-name="ro9">
          <table:table-cell office:value-type="string">
            <text:p>шорты</text:p>
          </table:table-cell>
          <table:table-cell office:value-type="string">
            <text:p>LOWER</text:p>
          </table:table-cell>
          <table:table-cell office:value-type="string">
            <text:p>UNISEX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table:formula="of:=CONCATENATE(&quot;clothesKit.add(new Clothes(Type.&quot;;[.B10];&quot;, &quot;&quot;&quot;;[.A10];&quot;&quot;&quot;, Sex.&quot;;[.C10];&quot;, new int[]{&quot;;[.D10];&quot;, &quot;;[.E10];&quot;}));&quot;)" office:value-type="string" office:string-value="clothesKit.add(new Clothes(Type.LOWER, &quot;шорты&quot;, Sex.UNISEX, new int[]{20, 70}));">
            <text:p>clothesKit.add(new Clothes(Type.LOWER, "шорты", Sex.UNISEX, new int[]{20, 70}));</text:p>
          </table:table-cell>
          <table:table-cell table:number-columns-repeated="1018"/>
        </table:table-row>
        <table:table-row table:style-name="ro9">
          <table:table-cell office:value-type="string">
            <text:p>юбка</text:p>
          </table:table-cell>
          <table:table-cell office:value-type="string">
            <text:p>LOWER</text:p>
          </table:table-cell>
          <table:table-cell office:value-type="string">
            <text:p>FEMALE</text:p>
          </table:table-cell>
          <table:table-cell office:value-type="float" office:value="-70">
            <text:p>-70</text:p>
          </table:table-cell>
          <table:table-cell office:value-type="float" office:value="70">
            <text:p>70</text:p>
          </table:table-cell>
          <table:table-cell table:formula="of:=CONCATENATE(&quot;clothesKit.add(new Clothes(Type.&quot;;[.B11];&quot;, &quot;&quot;&quot;;[.A11];&quot;&quot;&quot;, Sex.&quot;;[.C11];&quot;, new int[]{&quot;;[.D11];&quot;, &quot;;[.E11];&quot;}));&quot;)" office:value-type="string" office:string-value="clothesKit.add(new Clothes(Type.LOWER, &quot;юбка&quot;, Sex.FEMALE, new int[]{-70, 70}));">
            <text:p>clothesKit.add(new Clothes(Type.LOWER, "юбка", Sex.FEMALE, new int[]{-70, 70}));</text:p>
          </table:table-cell>
          <table:table-cell table:number-columns-repeated="1018"/>
        </table:table-row>
        <table:table-row table:style-name="ro9">
          <table:table-cell office:value-type="string">
            <text:p>плащ</text:p>
          </table:table-cell>
          <table:table-cell office:value-type="string">
            <text:p>OVERDRESS</text:p>
          </table:table-cell>
          <table:table-cell office:value-type="string">
            <text:p>UNISEX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table:formula="of:=CONCATENATE(&quot;clothesKit.add(new Clothes(Type.&quot;;[.B12];&quot;, &quot;&quot;&quot;;[.A12];&quot;&quot;&quot;, Sex.&quot;;[.C12];&quot;, new int[]{&quot;;[.D12];&quot;, &quot;;[.E12];&quot;}));&quot;)" office:value-type="string" office:string-value="clothesKit.add(new Clothes(Type.OVERDRESS, &quot;плащ&quot;, Sex.UNISEX, new int[]{5, 19}));">
            <text:p>clothesKit.add(new Clothes(Type.OVERDRESS, "плащ", Sex.UNISEX, new int[]{5, 19}));</text:p>
          </table:table-cell>
          <table:table-cell table:number-columns-repeated="1018"/>
        </table:table-row>
        <table:table-row table:style-name="ro9">
          <table:table-cell office:value-type="string">
            <text:p>куртка</text:p>
          </table:table-cell>
          <table:table-cell office:value-type="string">
            <text:p>OVERDRESS</text:p>
          </table:table-cell>
          <table:table-cell office:value-type="string">
            <text:p>UNISEX</text:p>
          </table:table-cell>
          <table:table-cell office:value-type="float" office:value="-1">
            <text:p>-1</text:p>
          </table:table-cell>
          <table:table-cell office:value-type="float" office:value="15">
            <text:p>15</text:p>
          </table:table-cell>
          <table:table-cell table:formula="of:=CONCATENATE(&quot;clothesKit.add(new Clothes(Type.&quot;;[.B13];&quot;, &quot;&quot;&quot;;[.A13];&quot;&quot;&quot;, Sex.&quot;;[.C13];&quot;, new int[]{&quot;;[.D13];&quot;, &quot;;[.E13];&quot;}));&quot;)" office:value-type="string" office:string-value="clothesKit.add(new Clothes(Type.OVERDRESS, &quot;куртка&quot;, Sex.UNISEX, new int[]{-1, 15}));">
            <text:p>clothesKit.add(new Clothes(Type.OVERDRESS, "куртка", Sex.UNISEX, new int[]{-1, 15}));</text:p>
          </table:table-cell>
          <table:table-cell table:number-columns-repeated="1018"/>
        </table:table-row>
        <table:table-row table:style-name="ro9">
          <table:table-cell office:value-type="string">
            <text:p>теплая куртка</text:p>
          </table:table-cell>
          <table:table-cell office:value-type="string">
            <text:p>OVERDRESS</text:p>
          </table:table-cell>
          <table:table-cell office:value-type="string">
            <text:p>UNISEX</text:p>
          </table:table-cell>
          <table:table-cell office:value-type="float" office:value="-30">
            <text:p>-30</text:p>
          </table:table-cell>
          <table:table-cell office:value-type="float" office:value="-2">
            <text:p>-2</text:p>
          </table:table-cell>
          <table:table-cell table:formula="of:=CONCATENATE(&quot;clothesKit.add(new Clothes(Type.&quot;;[.B14];&quot;, &quot;&quot;&quot;;[.A14];&quot;&quot;&quot;, Sex.&quot;;[.C14];&quot;, new int[]{&quot;;[.D14];&quot;, &quot;;[.E14];&quot;}));&quot;)" office:value-type="string" office:string-value="clothesKit.add(new Clothes(Type.OVERDRESS, &quot;теплая куртка&quot;, Sex.UNISEX, new int[]{-30, -2}));">
            <text:p>clothesKit.add(new Clothes(Type.OVERDRESS, "теплая куртка", Sex.UNISEX, new int[]{-30, -2}));</text:p>
          </table:table-cell>
          <table:table-cell table:number-columns-repeated="1018"/>
        </table:table-row>
        <table:table-row table:style-name="ro9">
          <table:table-cell office:value-type="string">
            <text:p>осеннее пальто</text:p>
          </table:table-cell>
          <table:table-cell office:value-type="string">
            <text:p>OVERDRESS</text:p>
          </table:table-cell>
          <table:table-cell office:value-type="string">
            <text:p>UNISEX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formula="of:=CONCATENATE(&quot;clothesKit.add(new Clothes(Type.&quot;;[.B15];&quot;, &quot;&quot;&quot;;[.A15];&quot;&quot;&quot;, Sex.&quot;;[.C15];&quot;, new int[]{&quot;;[.D15];&quot;, &quot;;[.E15];&quot;}));&quot;)" office:value-type="string" office:string-value="clothesKit.add(new Clothes(Type.OVERDRESS, &quot;осеннее пальто&quot;, Sex.UNISEX, new int[]{0, 19}));">
            <text:p>clothesKit.add(new Clothes(Type.OVERDRESS, "осеннее пальто", Sex.UNISEX, new int[]{0, 19}));</text:p>
          </table:table-cell>
          <table:table-cell table:number-columns-repeated="1018"/>
        </table:table-row>
        <table:table-row table:style-name="ro9">
          <table:table-cell office:value-type="string">
            <text:p>зимнее пальто</text:p>
          </table:table-cell>
          <table:table-cell office:value-type="string">
            <text:p>OVERDRESS</text:p>
          </table:table-cell>
          <table:table-cell office:value-type="string">
            <text:p>UNISEX</text:p>
          </table:table-cell>
          <table:table-cell office:value-type="float" office:value="-20">
            <text:p>-20</text:p>
          </table:table-cell>
          <table:table-cell office:value-type="float" office:value="-1">
            <text:p>-1</text:p>
          </table:table-cell>
          <table:table-cell table:formula="of:=CONCATENATE(&quot;clothesKit.add(new Clothes(Type.&quot;;[.B16];&quot;, &quot;&quot;&quot;;[.A16];&quot;&quot;&quot;, Sex.&quot;;[.C16];&quot;, new int[]{&quot;;[.D16];&quot;, &quot;;[.E16];&quot;}));&quot;)" office:value-type="string" office:string-value="clothesKit.add(new Clothes(Type.OVERDRESS, &quot;зимнее пальто&quot;, Sex.UNISEX, new int[]{-20, -1}));">
            <text:p>clothesKit.add(new Clothes(Type.OVERDRESS, "зимнее пальто", Sex.UNISEX, new int[]{-20, -1}));</text:p>
          </table:table-cell>
          <table:table-cell table:number-columns-repeated="1018"/>
        </table:table-row>
        <table:table-row table:style-name="ro9">
          <table:table-cell office:value-type="string">
            <text:p>шуба</text:p>
          </table:table-cell>
          <table:table-cell office:value-type="string">
            <text:p>OVERDRESS</text:p>
          </table:table-cell>
          <table:table-cell office:value-type="string">
            <text:p>FEMALE</text:p>
          </table:table-cell>
          <table:table-cell office:value-type="float" office:value="-70">
            <text:p>-70</text:p>
          </table:table-cell>
          <table:table-cell office:value-type="float" office:value="-1">
            <text:p>-1</text:p>
          </table:table-cell>
          <table:table-cell table:formula="of:=CONCATENATE(&quot;clothesKit.add(new Clothes(Type.&quot;;[.B17];&quot;, &quot;&quot;&quot;;[.A17];&quot;&quot;&quot;, Sex.&quot;;[.C17];&quot;, new int[]{&quot;;[.D17];&quot;, &quot;;[.E17];&quot;}));&quot;)" office:value-type="string" office:string-value="clothesKit.add(new Clothes(Type.OVERDRESS, &quot;шуба&quot;, Sex.FEMALE, new int[]{-70, -1}));">
            <text:p>clothesKit.add(new Clothes(Type.OVERDRESS, "шуба", Sex.FEMALE, new int[]{-70, -1}));</text:p>
          </table:table-cell>
          <table:table-cell table:number-columns-repeated="1018"/>
        </table:table-row>
        <table:table-row table:style-name="ro9">
          <table:table-cell office:value-type="string">
            <text:p>сандалии</text:p>
          </table:table-cell>
          <table:table-cell office:value-type="string">
            <text:p>SHOES</text:p>
          </table:table-cell>
          <table:table-cell office:value-type="string">
            <text:p>UNISEX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table:formula="of:=CONCATENATE(&quot;clothesKit.add(new Clothes(Type.&quot;;[.B18];&quot;, &quot;&quot;&quot;;[.A18];&quot;&quot;&quot;, Sex.&quot;;[.C18];&quot;, new int[]{&quot;;[.D18];&quot;, &quot;;[.E18];&quot;}));&quot;)" office:value-type="string" office:string-value="clothesKit.add(new Clothes(Type.SHOES, &quot;сандалии&quot;, Sex.UNISEX, new int[]{20, 70}));">
            <text:p>clothesKit.add(new Clothes(Type.SHOES, "сандалии", Sex.UNISEX, new int[]{20, 70}));</text:p>
          </table:table-cell>
          <table:table-cell table:number-columns-repeated="1018"/>
        </table:table-row>
        <table:table-row table:style-name="ro9">
          <table:table-cell office:value-type="string">
            <text:p>шлепки</text:p>
          </table:table-cell>
          <table:table-cell office:value-type="string">
            <text:p>SHOES</text:p>
          </table:table-cell>
          <table:table-cell office:value-type="string">
            <text:p>UNISEX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table:formula="of:=CONCATENATE(&quot;clothesKit.add(new Clothes(Type.&quot;;[.B19];&quot;, &quot;&quot;&quot;;[.A19];&quot;&quot;&quot;, Sex.&quot;;[.C19];&quot;, new int[]{&quot;;[.D19];&quot;, &quot;;[.E19];&quot;}));&quot;)" office:value-type="string" office:string-value="clothesKit.add(new Clothes(Type.SHOES, &quot;шлепки&quot;, Sex.UNISEX, new int[]{20, 70}));">
            <text:p>clothesKit.add(new Clothes(Type.SHOES, "шлепки", Sex.UNISEX, new int[]{20, 70}));</text:p>
          </table:table-cell>
          <table:table-cell table:number-columns-repeated="1018"/>
        </table:table-row>
        <table:table-row table:style-name="ro9">
          <table:table-cell office:value-type="string">
            <text:p>босоножки</text:p>
          </table:table-cell>
          <table:table-cell office:value-type="string">
            <text:p>SHOES</text:p>
          </table:table-cell>
          <table:table-cell office:value-type="string">
            <text:p>FEMALE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table:formula="of:=CONCATENATE(&quot;clothesKit.add(new Clothes(Type.&quot;;[.B20];&quot;, &quot;&quot;&quot;;[.A20];&quot;&quot;&quot;, Sex.&quot;;[.C20];&quot;, new int[]{&quot;;[.D20];&quot;, &quot;;[.E20];&quot;}));&quot;)" office:value-type="string" office:string-value="clothesKit.add(new Clothes(Type.SHOES, &quot;босоножки&quot;, Sex.FEMALE, new int[]{20, 70}));">
            <text:p>clothesKit.add(new Clothes(Type.SHOES, "босоножки", Sex.FEMALE, new int[]{20, 70}));</text:p>
          </table:table-cell>
          <table:table-cell table:number-columns-repeated="1018"/>
        </table:table-row>
        <table:table-row table:style-name="ro9">
          <table:table-cell office:value-type="string">
            <text:p>туфли</text:p>
          </table:table-cell>
          <table:table-cell office:value-type="string">
            <text:p>SHOES</text:p>
          </table:table-cell>
          <table:table-cell office:value-type="string">
            <text:p>UNISEX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table:formula="of:=CONCATENATE(&quot;clothesKit.add(new Clothes(Type.&quot;;[.B21];&quot;, &quot;&quot;&quot;;[.A21];&quot;&quot;&quot;, Sex.&quot;;[.C21];&quot;, new int[]{&quot;;[.D21];&quot;, &quot;;[.E21];&quot;}));&quot;)" office:value-type="string" office:string-value="clothesKit.add(new Clothes(Type.SHOES, &quot;туфли&quot;, Sex.UNISEX, new int[]{15, 25}));">
            <text:p>clothesKit.add(new Clothes(Type.SHOES, "туфли", Sex.UNISEX, new int[]{15, 25}));</text:p>
          </table:table-cell>
          <table:table-cell table:number-columns-repeated="1018"/>
        </table:table-row>
        <table:table-row table:style-name="ro9">
          <table:table-cell office:value-type="string">
            <text:p>осенние ботинки</text:p>
          </table:table-cell>
          <table:table-cell office:value-type="string">
            <text:p>SHOES</text:p>
          </table:table-cell>
          <table:table-cell office:value-type="string">
            <text:p>UNISEX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formula="of:=CONCATENATE(&quot;clothesKit.add(new Clothes(Type.&quot;;[.B22];&quot;, &quot;&quot;&quot;;[.A22];&quot;&quot;&quot;, Sex.&quot;;[.C22];&quot;, new int[]{&quot;;[.D22];&quot;, &quot;;[.E22];&quot;}));&quot;)" office:value-type="string" office:string-value="clothesKit.add(new Clothes(Type.SHOES, &quot;осенние ботинки&quot;, Sex.UNISEX, new int[]{0, 19}));">
            <text:p>clothesKit.add(new Clothes(Type.SHOES, "осенние ботинки", Sex.UNISEX, new int[]{0, 19}));</text:p>
          </table:table-cell>
          <table:table-cell table:number-columns-repeated="1018"/>
        </table:table-row>
        <table:table-row table:style-name="ro9">
          <table:table-cell office:value-type="string">
            <text:p>зимние ботинки</text:p>
          </table:table-cell>
          <table:table-cell office:value-type="string">
            <text:p>SHOES</text:p>
          </table:table-cell>
          <table:table-cell office:value-type="string">
            <text:p>UNISEX</text:p>
          </table:table-cell>
          <table:table-cell office:value-type="float" office:value="-30">
            <text:p>-30</text:p>
          </table:table-cell>
          <table:table-cell office:value-type="float" office:value="-1">
            <text:p>-1</text:p>
          </table:table-cell>
          <table:table-cell table:formula="of:=CONCATENATE(&quot;clothesKit.add(new Clothes(Type.&quot;;[.B23];&quot;, &quot;&quot;&quot;;[.A23];&quot;&quot;&quot;, Sex.&quot;;[.C23];&quot;, new int[]{&quot;;[.D23];&quot;, &quot;;[.E23];&quot;}));&quot;)" office:value-type="string" office:string-value="clothesKit.add(new Clothes(Type.SHOES, &quot;зимние ботинки&quot;, Sex.UNISEX, new int[]{-30, -1}));">
            <text:p>clothesKit.add(new Clothes(Type.SHOES, "зимние ботинки", Sex.UNISEX, new int[]{-30, -1}));</text:p>
          </table:table-cell>
          <table:table-cell table:number-columns-repeated="1018"/>
        </table:table-row>
        <table:table-row table:style-name="ro9">
          <table:table-cell office:value-type="string">
            <text:p>осенние сапоги</text:p>
          </table:table-cell>
          <table:table-cell office:value-type="string">
            <text:p>SHOES</text:p>
          </table:table-cell>
          <table:table-cell office:value-type="string">
            <text:p>UNISEX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CONCATENATE(&quot;clothesKit.add(new Clothes(Type.&quot;;[.B24];&quot;, &quot;&quot;&quot;;[.A24];&quot;&quot;&quot;, Sex.&quot;;[.C24];&quot;, new int[]{&quot;;[.D24];&quot;, &quot;;[.E24];&quot;}));&quot;)" office:value-type="string" office:string-value="clothesKit.add(new Clothes(Type.SHOES, &quot;осенние сапоги&quot;, Sex.UNISEX, new int[]{0, 15}));">
            <text:p>clothesKit.add(new Clothes(Type.SHOES, "осенние сапоги", Sex.UNISEX, new int[]{0, 15}));</text:p>
          </table:table-cell>
          <table:table-cell table:number-columns-repeated="1018"/>
        </table:table-row>
        <table:table-row table:style-name="ro9">
          <table:table-cell office:value-type="string">
            <text:p>зимние сапоги</text:p>
          </table:table-cell>
          <table:table-cell office:value-type="string">
            <text:p>SHOES</text:p>
          </table:table-cell>
          <table:table-cell office:value-type="string">
            <text:p>UNISEX</text:p>
          </table:table-cell>
          <table:table-cell office:value-type="float" office:value="-30">
            <text:p>-30</text:p>
          </table:table-cell>
          <table:table-cell office:value-type="float" office:value="-1">
            <text:p>-1</text:p>
          </table:table-cell>
          <table:table-cell table:formula="of:=CONCATENATE(&quot;clothesKit.add(new Clothes(Type.&quot;;[.B25];&quot;, &quot;&quot;&quot;;[.A25];&quot;&quot;&quot;, Sex.&quot;;[.C25];&quot;, new int[]{&quot;;[.D25];&quot;, &quot;;[.E25];&quot;}));&quot;)" office:value-type="string" office:string-value="clothesKit.add(new Clothes(Type.SHOES, &quot;зимние сапоги&quot;, Sex.UNISEX, new int[]{-30, -1}));">
            <text:p>clothesKit.add(new Clothes(Type.SHOES, "зимние сапоги", Sex.UNISEX, new int[]{-30, -1}));</text:p>
          </table:table-cell>
          <table:table-cell table:number-columns-repeated="1018"/>
        </table:table-row>
        <table:table-row table:style-name="ro9">
          <table:table-cell office:value-type="string">
            <text:p>шапка</text:p>
          </table:table-cell>
          <table:table-cell office:value-type="string">
            <text:p>HEADWEAR</text:p>
          </table:table-cell>
          <table:table-cell office:value-type="string">
            <text:p>UNISEX</text:p>
          </table:table-cell>
          <table:table-cell office:value-type="float" office:value="-70">
            <text:p>-70</text:p>
          </table:table-cell>
          <table:table-cell office:value-type="float" office:value="10">
            <text:p>10</text:p>
          </table:table-cell>
          <table:table-cell table:formula="of:=CONCATENATE(&quot;clothesKit.add(new Clothes(Type.&quot;;[.B26];&quot;, &quot;&quot;&quot;;[.A26];&quot;&quot;&quot;, Sex.&quot;;[.C26];&quot;, new int[]{&quot;;[.D26];&quot;, &quot;;[.E26];&quot;}));&quot;)" office:value-type="string" office:string-value="clothesKit.add(new Clothes(Type.HEADWEAR, &quot;шапка&quot;, Sex.UNISEX, new int[]{-70, 10}));">
            <text:p>clothesKit.add(new Clothes(Type.HEADWEAR, "шапка", Sex.UNISEX, new int[]{-70, 10}));</text:p>
          </table:table-cell>
          <table:table-cell table:number-columns-repeated="1018"/>
        </table:table-row>
        <table:table-row table:style-name="ro9">
          <table:table-cell office:value-type="string">
            <text:p>шляпа</text:p>
          </table:table-cell>
          <table:table-cell office:value-type="string">
            <text:p>HEADWEAR</text:p>
          </table:table-cell>
          <table:table-cell office:value-type="string">
            <text:p>FEMALE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table:formula="of:=CONCATENATE(&quot;clothesKit.add(new Clothes(Type.&quot;;[.B27];&quot;, &quot;&quot;&quot;;[.A27];&quot;&quot;&quot;, Sex.&quot;;[.C27];&quot;, new int[]{&quot;;[.D27];&quot;, &quot;;[.E27];&quot;}));&quot;)" office:value-type="string" office:string-value="clothesKit.add(new Clothes(Type.HEADWEAR, &quot;шляпа&quot;, Sex.FEMALE, new int[]{25, 70}));">
            <text:p>clothesKit.add(new Clothes(Type.HEADWEAR, "шляпа", Sex.FEMALE, new int[]{25, 70}));</text:p>
          </table:table-cell>
          <table:table-cell table:number-columns-repeated="1018"/>
        </table:table-row>
        <table:table-row table:style-name="ro9">
          <table:table-cell office:value-type="string">
            <text:p>кепка</text:p>
          </table:table-cell>
          <table:table-cell office:value-type="string">
            <text:p>HEADWEAR</text:p>
          </table:table-cell>
          <table:table-cell office:value-type="string">
            <text:p>UNISEX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table:formula="of:=CONCATENATE(&quot;clothesKit.add(new Clothes(Type.&quot;;[.B28];&quot;, &quot;&quot;&quot;;[.A28];&quot;&quot;&quot;, Sex.&quot;;[.C28];&quot;, new int[]{&quot;;[.D28];&quot;, &quot;;[.E28];&quot;}));&quot;)" office:value-type="string" office:string-value="clothesKit.add(new Clothes(Type.HEADWEAR, &quot;кепка&quot;, Sex.UNISEX, new int[]{20, 70}));">
            <text:p>clothesKit.add(new Clothes(Type.HEADWEAR, "кепка", Sex.UNISEX, new int[]{20, 70}));</text:p>
          </table:table-cell>
          <table:table-cell table:number-columns-repeated="1018"/>
        </table:table-row>
        <table:table-row table:style-name="ro9">
          <table:table-cell office:value-type="string">
            <text:p>зонт</text:p>
          </table:table-cell>
          <table:table-cell office:value-type="string">
            <text:p>ACCESSORIES</text:p>
          </table:table-cell>
          <table:table-cell office:value-type="string">
            <text:p>UNISEX</text:p>
          </table:table-cell>
          <table:table-cell office:value-type="float" office:value="-70">
            <text:p>-70</text:p>
          </table:table-cell>
          <table:table-cell office:value-type="float" office:value="70">
            <text:p>70</text:p>
          </table:table-cell>
          <table:table-cell table:formula="of:=CONCATENATE(&quot;clothesKit.add(new Clothes(Type.&quot;;[.B29];&quot;, &quot;&quot;&quot;;[.A29];&quot;&quot;&quot;, Sex.&quot;;[.C29];&quot;, new int[]{&quot;;[.D29];&quot;, &quot;;[.E29];&quot;}));&quot;)" office:value-type="string" office:string-value="clothesKit.add(new Clothes(Type.ACCESSORIES, &quot;зонт&quot;, Sex.UNISEX, new int[]{-70, 70}));">
            <text:p>clothesKit.add(new Clothes(Type.ACCESSORIES, "зонт", Sex.UNISEX, new int[]{-70, 70}));</text:p>
          </table:table-cell>
          <table:table-cell table:number-columns-repeated="1018"/>
        </table:table-row>
        <table:table-row table:style-name="ro9">
          <table:table-cell office:value-type="string">
            <text:p>солнечные очки</text:p>
          </table:table-cell>
          <table:table-cell office:value-type="string">
            <text:p>ACCESSORIES</text:p>
          </table:table-cell>
          <table:table-cell office:value-type="string">
            <text:p>UNISEX</text:p>
          </table:table-cell>
          <table:table-cell office:value-type="float" office:value="15">
            <text:p>15</text:p>
          </table:table-cell>
          <table:table-cell office:value-type="float" office:value="70">
            <text:p>70</text:p>
          </table:table-cell>
          <table:table-cell table:formula="of:=CONCATENATE(&quot;clothesKit.add(new Clothes(Type.&quot;;[.B30];&quot;, &quot;&quot;&quot;;[.A30];&quot;&quot;&quot;, Sex.&quot;;[.C30];&quot;, new int[]{&quot;;[.D30];&quot;, &quot;;[.E30];&quot;}));&quot;)" office:value-type="string" office:string-value="clothesKit.add(new Clothes(Type.ACCESSORIES, &quot;солнечные очки&quot;, Sex.UNISEX, new int[]{15, 70}));">
            <text:p>clothesKit.add(new Clothes(Type.ACCESSORIES, "солнечные очки", Sex.UNISEX, new int[]{15, 70}));</text:p>
          </table:table-cell>
          <table:table-cell table:number-columns-repeated="1018"/>
        </table:table-row>
        <table:table-row table:style-name="ro9" table:number-rows-repeated="2">
          <table:table-cell table:number-columns-repeated="1024"/>
        </table:table-row>
        <table:table-row table:style-name="ro10">
          <table:table-cell table:number-columns-repeated="4"/>
          <table:table-cell table:style-name="ce51"/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enlo" svg:font-family="Menlo"/>
    <style:font-face style:name="F" svg:font-family="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5000" number:language="ru" number:country="RU">
      <number:number number:min-integer-digits="1"/>
    </number:number-style>
    <number:number-style style:name="N5106P0" style:volatile="true" number:language="ru" number:country="RU">
      <number:number number:decimal-places="0" number:min-integer-digits="1" number:grouping="true"/>
      <number:text>р.</number:text>
    </number:number-style>
    <number:number-style style:name="N5106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5106P0"/>
    </number:number-style>
    <number:number-style style:name="N5107P0" style:volatile="true" number:language="ru" number:country="RU">
      <number:number number:decimal-places="0" number:min-integer-digits="1" number:grouping="true"/>
      <number:text>р.</number:text>
    </number:number-style>
    <number:number-style style:name="N5107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5107P0"/>
    </number:number-style>
    <number:number-style style:name="N5108P0" style:volatile="true" number:language="ru" number:country="RU">
      <number:number number:decimal-places="2" number:min-integer-digits="1" number:grouping="true"/>
      <number:text>р.</number:text>
    </number:number-style>
    <number:number-style style:name="N5108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5108P0"/>
    </number:number-style>
    <number:number-style style:name="N5109P0" style:volatile="true" number:language="ru" number:country="RU">
      <number:number number:decimal-places="2" number:min-integer-digits="1" number:grouping="true"/>
      <number:text>р.</number:text>
    </number:number-style>
    <number:number-style style:name="N5109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5109P0"/>
    </number:number-style>
    <number:date-style style:name="N5110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5111" number:language="ru" number:country="RU">
      <number:month number:textual="true"/>
      <number:text>.</number:text>
      <number:year/>
    </number:date-style>
    <number:time-style style:name="N5112" number:language="ru" number:country="RU">
      <number:hours/>
      <number:text>:</number:text>
      <number:minutes number:style="long"/>
      <number:text> </number:text>
      <number:am-pm/>
    </number:time-style>
    <number:time-style style:name="N5113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ru" number:country="RU">
      <number:hours/>
      <number:text>:</number:text>
      <number:minutes number:style="long"/>
    </number:time-style>
    <number:time-style style:name="N5115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5116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17P0" style:volatile="true" number:language="ru" number:country="RU">
      <number:number number:decimal-places="0" number:min-integer-digits="1" number:grouping="true"/>
      <number:text>   </number:text>
    </number:number-style>
    <number:number-style style:name="N5117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5117P0"/>
    </number:number-style>
    <number:number-style style:name="N5118P0" style:volatile="true" number:language="ru" number:country="RU">
      <number:number number:decimal-places="0" number:min-integer-digits="1" number:grouping="true"/>
      <number:text>   </number:text>
    </number:number-style>
    <number:number-style style:name="N5118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ru" number:country="RU">
      <number:number number:decimal-places="2" number:min-integer-digits="1" number:grouping="true"/>
      <number:text>   </number:text>
    </number:number-style>
    <number:number-style style:name="N5119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ru" number:country="RU">
      <number:number number:decimal-places="2" number:min-integer-digits="1" number:grouping="true"/>
      <number:text>   </number:text>
    </number:number-style>
    <number:number-style style:name="N5120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0P0"/>
    </number:number-style>
    <number:number-style style:name="N5121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5121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5121P2" style:volatile="true" number:language="ru" number:country="RU">
      <number:text> -    </number:text>
    </number:number-style>
    <number:text-style style:name="N5121" number:language="ru" number:country="RU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number-style style:name="N512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512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5122P2" style:volatile="true" number:language="ru" number:country="RU">
      <number:text> -р. </number:text>
    </number:number-style>
    <number:text-style style:name="N5122" number:language="ru" number:country="RU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number-style style:name="N5123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5123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5123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5123" number:language="ru" number:country="RU">
      <number:text> </number:text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4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5124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5124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5124" number:language="ru" number:country="RU">
      <number:text> </number:text>
      <number:text-content/>
      <number:text> </number:text>
      <style:map style:condition="value()&gt;0" style:apply-style-name="N5124P0"/>
      <style:map style:condition="value()&lt;0" style:apply-style-name="N5124P1"/>
      <style:map style:condition="value()=0" style:apply-style-name="N5124P2"/>
    </number:text-style>
    <number:time-style style:name="N5125" number:language="ru" number:country="RU">
      <number:minutes number:style="long"/>
      <number:text>:</number:text>
      <number:seconds number:style="long"/>
    </number:time-style>
    <number:time-style style:name="N5126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7" number:language="ru" number:country="RU">
      <number:minutes number:style="long"/>
      <number:text>:</number:text>
      <number:seconds number:style="long" number:decimal-places="1"/>
    </number:time-style>
    <number:number-style style:name="N5128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3">03.05.2016</text:date>, <text:time>19:50:3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6-05-03T19:50:36</dc:date>
    <meta:generator>OpenOffice.org/3.3$Unix OpenOffice.org_project/330m20$Build-9567</meta:generator>
    <meta:editing-duration>PT36M43S</meta:editing-duration>
    <meta:editing-cycles>3</meta:editing-cycles>
    <meta:document-statistic meta:table-count="3" meta:cell-count="374" meta:object-count="0"/>
  </office:meta>
</office:document-meta>
</file>